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( Throwing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( T t , BiFunction &lt; String , Exception , RuntimeException &gt; exceptionWr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owing(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f( ThrowingConsumer &lt; T &gt; consumer ,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WithException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